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6a397"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Standard">
      <style:paragraph-properties fo:margin-left="0in" fo:margin-right="0in" fo:text-align="justify" style:justify-single-word="false" fo:text-indent="0.1965in" style:auto-text-indent="false"/>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0" style:family="paragraph" style:parent-style-name="Text_20_body">
      <style:paragraph-properties fo:text-align="center" style:justify-single-word="false"/>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text-properties fo:language="en" fo:country="US"/>
    </style:style>
    <style:style style:name="P136" style:family="paragraph" style:parent-style-name="First_20_line_20_indent">
      <style:paragraph-properties fo:text-align="justify" style:justify-single-word="false"/>
      <style:text-properties fo:language="en" fo:country="US"/>
    </style:style>
    <style:style style:name="P137" style:family="paragraph" style:parent-style-name="First_20_line_20_indent">
      <style:paragraph-properties fo:text-align="justify" style:justify-single-word="false"/>
    </style:style>
    <style:style style:name="P138" style:family="paragraph" style:parent-style-name="Text_20_body">
      <style:paragraph-properties fo:margin-left="0in" fo:margin-right="0in" fo:text-align="center" style:justify-single-word="false" fo:text-indent="0in" style:auto-text-indent="false"/>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fo:margin-top="0in" fo:margin-bottom="0.0835in" loext:contextual-spacing="false" fo:text-align="justify" style:justify-single-word="false"/>
      <style:text-properties fo:language="en" fo:country="US"/>
    </style:style>
    <style:style style:name="P14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Heading_20_1">
      <style:paragraph-properties fo:margin-left="0in" fo:margin-right="0in" fo:text-align="center" style:justify-single-word="false" fo:text-indent="0.1965in" style:auto-text-indent="false"/>
    </style:style>
    <style:style style:name="P149" style:family="paragraph" style:parent-style-name="Heading_20_3">
      <style:text-properties fo:language="ru" fo:country="RU"/>
    </style:style>
    <style:style style:name="P150"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85ce4" officeooo:paragraph-rsid="00185ce4"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5ce4" style:font-style-asian="normal" style:font-style-complex="normal"/>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style:style style:name="T76" style:family="text">
      <style:text-properties officeooo:rsid="0016a397"/>
    </style:style>
    <style:style style:name="T77" style:family="text">
      <style:text-properties officeooo:rsid="00185ce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53"/>
      <text:h text:style-name="P155"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9"><text:span text:style-name="T11">– Нэш, к</text:span>ак называется наш проект?</text:p>
      <text:p text:style-name="P77"><text:span text:style-name="T8">– </text:span><text:span text:style-name="T56">Дайсон.</text:span></text:p>
      <text:p text:style-name="P77"><text:span text:style-name="T8">– </text:span><text:span text:style-name="T56">Сколько тебе лет?</text:span></text:p>
      <text:p text:style-name="P77"><text:span text:style-name="T8">– </text:span><text:span text:style-name="T56">Два года с начала запуска кластера.</text:span></text:p>
      <text:p text:style-name="P77"><text:span text:style-name="T8">– </text:span><text:span text:style-name="T56">Какой сейчас год?</text:span></text:p>
      <text:p text:style-name="P77"><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9"><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7"><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8">***</text:p>
      <text:p text:style-name="P13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8"/>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8"/>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5" text:outline-level="2">3. Норф</text:h>
      <text:p text:style-name="P80"/>
      <text:p text:style-name="P21">Глава IV. Пределы магии</text:p>
      <text:p text:style-name="P18"/>
      <text:p text:style-name="P21">Вашему покорному слуге известны четыре предела магии: </text:p>
      <text:p text:style-name="P21"/>
      <text:list xml:id="list4421308176594698238" text:style-name="L1">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8"/>
      <text:p text:style-name="P78">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8">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8">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8"/>
      <text:p text:style-name="P7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8">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8">Так, что тут у нас?</text:p>
      <text:p text:style-name="P78"/>
      <text:p text:style-name="P78">“<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8"/>
      <text:p text:style-name="P78">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8">Газета полетела в мусорное ведро.</text:p>
      <text:p text:style-name="P78"/>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8"><text:soft-page-break/>Так что даже на ремонт одежды и покупку необходимых в повседневной жизни мелочей у меня финансов не было. До недавнего времени.</text:p>
      <text:p text:style-name="P7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8"/>
      <text:p text:style-name="P7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8"><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9">***</text:p>
      <text:p text:style-name="P49"/>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text:soft-page-break/></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text:span text:style-name="T76">ь</text:span>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8">– Расслабься. Отпусти свои мысли. Постарайся не думать, – <text:span text:style-name="T76">а</text:span>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9">Я открываю глаза.</text:p>
      <text:p text:style-name="P59">Я чувствую, как будто родилась вчера. Забавно<text:span text:style-name="T76">е ощущение</text:span>.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text:span text:style-name="T76">Впрочем, н</text:span>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text:span text:style-name="T76">расплющил</text:span>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text:span text:style-name="T76">Твои воспоминания почти раздавили меня. </text:span>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3"/>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text:span text:style-name="T76">У</text:span>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3"/>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5"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152"><text:span text:style-name="T1">Красота!</text:span></text:p>
      <text:p text:style-name="P152"><text:span text:style-name="T1"/></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text:span text:style-name="T77">его</text:span>?</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text:soft-page-break/>– Встретишь, канешн! Скажи ей, что у меня сегодня день рождения, и я здоровски обиделась, когда Шейла на него не пришла!</text:p>
      <text:p text:style-name="P47"/>
      <text:p text:style-name="P47"><text:s/>Такая уверенность <text:span text:style-name="T77">малявки</text:span>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text:span text:style-name="T77">эти чокнутые пони</text:span>?</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text:span text:style-name="T77">у</text:span>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154">– А-а-а, знаю его! Мы с Шейлой ходили к нему играть, пока она не пропала. У Норфа здоровски интересно!</text:p>
      <text:p text:style-name="P154"/>
      <text:p text:style-name="P47">Индиго открыла коробочку. Внутри на подстилке из опилок лежала крохотная модель <text:span text:style-name="T77">гоночной </text:span>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text:span text:style-name="T77">п</text:span>асиба» и убежала.</text:p>
      <text:p text:style-name="P47"/>
      <text:p text:style-name="P47">Я остался сидеть в полнейшем замешательстве.</text:p>
      <text:p text:style-name="P47"/>
      <text:p text:style-name="P49">***</text:p>
      <text:p text:style-name="P47"/>
      <text:p text:style-name="P59">…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text:soft-page-break/>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text:soft-page-break/>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9">***</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text:soft-page-break/>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text:soft-page-break/>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text:soft-page-break/>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text:soft-page-break/>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9">***</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text:soft-page-break/>–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text:soft-page-break/>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text:soft-page-break/>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9">***</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text:soft-page-break/>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9">День 137344</text:p>
      <text:p text:style-name="P59"><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text:soft-page-break/></text:p>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text:soft-page-break/>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5" text:outline-level="2">8. Стыд</text:h>
      <text:p text:style-name="P139"/>
      <text:p text:style-name="P59">~~~ Завтра на семь в библиотеке. Селестия ~~~</text:p>
      <text:p text:style-name="P59"/>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text:soft-page-break/>–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9">***</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text:soft-page-break/>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text:soft-page-break/>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text:soft-page-break/>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oft-page-break/><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text:soft-page-break/>–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9">***</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text:soft-page-break/>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text:soft-page-break/>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text:soft-page-break/>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text:soft-page-break/>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text:soft-page-break/>–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text:soft-page-break/>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oft-page-break/><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oft-page-break/><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text:soft-page-break/>–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text:soft-page-break/>–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9">***</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soft-page-break/></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text:soft-page-break/>–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text:soft-page-break/>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oft-page-break/><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59">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1"/>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5"/>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text:soft-page-break/>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text:soft-page-break/>–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text:soft-page-break/>–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text:soft-page-break/>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9"><text:soft-page-break/><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9">***</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text:soft-page-break/>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text:soft-page-break/>–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text:soft-page-break/>– В сейфе, я в курсе.</text:p>
      <text:p text:style-name="P59"/>
      <text:p text:style-name="P60">***</text:p>
      <text:p text:style-name="P80"/>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text:soft-page-break/>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9"><text:soft-page-break/>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9">***</text:p>
      <text:p text:style-name="P47"/>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text:soft-page-break/>Примечание: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text:soft-page-break/>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9">Кроме того, Твайлайт сожгла кучу оборудования, что обусловило невозможность дальнейших исследований физически.</text:p>
      <text:p text:style-name="P59"/>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text:soft-page-break/>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text:soft-page-break/>–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text:soft-page-break/>–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9">***</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text:soft-page-break/>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text:soft-page-break/>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text:soft-page-break/>–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text:soft-page-break/></text:p>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text:soft-page-break/>произвести, в Эквестрии не больше полудюжины! И даже то, что меня заменили самим Дискордом, говорит о его сложности!</text:p>
      <text:p text:style-name="P98"><text:span text:style-name="T11">– М</text:span>ожет, тогда ты скажешь, что в нём пошло не так и почему к вам попал я, а не сверхаликорн?</text:p>
      <text:p text:style-name="P98"><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5">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5">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text:soft-page-break/></text:p>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1">Ну что же, Анон, если тебе повезёт, ты найдёшь тут пару блюд без травы!</text:p>
      <text:p text:style-name="P51"/>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1"/>
      <text:p text:style-name="P50"><text:soft-page-break/><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oft-page-break/><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oft-page-break/><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oft-page-break/><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text:soft-page-break/>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text:soft-page-break/></text:p>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4"/>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oft-page-break/><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7">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text:soft-page-break/>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text:soft-page-break/>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text:soft-page-break/>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text:soft-page-break/>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7"/>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oft-page-break/>«<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oft-page-break/><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1">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text:soft-page-break/>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text:soft-page-break/>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58">302 пони</text:span><text:span text:style-name="T24">.</text:span></text:p>
      <text:p text:style-name="P51"><text:span text:style-name="T58">250 пони</text:span><text:span text:style-name="T24">.</text:span></text:p>
      <text:p text:style-name="P51"><text:span text:style-name="T58">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text:soft-page-break/>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7"/>
      <text:p text:style-name="Standard"><text:span text:style-name="T20">P.S. Мне тебя не хватает. Сильно.</text:span><text:span text:style-name="T52">»</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text:soft-page-break/>–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text:soft-page-break/>–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58">37 пни</text:span></text:p>
      <text:p text:style-name="P70">24пн</text:p>
      <text:p text:style-name="P70"><text:soft-page-break/>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58">302 пони</text:span><text:span text:style-name="T24">.</text:span></text:p>
      <text:p text:style-name="P51"><text:span text:style-name="T58">250 пони</text:span><text:span text:style-name="T24">.</text:span></text:p>
      <text:p text:style-name="P51"><text:span text:style-name="T58">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text:soft-page-break/></text:p>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7"/>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text:soft-page-break/>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1"/>
      <text:p text:style-name="P51">…</text:p>
      <text:p text:style-name="P51"/>
      <text:p text:style-name="P51"><text:soft-page-break/>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text:soft-page-break/>–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oft-page-break/><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8"/>
      <text:p text:style-name="P38">…</text:p>
      <text:p text:style-name="P38"/>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text:soft-page-break/>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59">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text:soft-page-break/></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8"/>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59">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oft-page-break/><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8"/>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8"/>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text:soft-page-break/>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oft-page-break/><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oft-page-break/>«<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oft-page-break/><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text:soft-page-break/>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oft-page-break/><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oft-page-break/><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oft-page-break/><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oft-page-break/><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6" text:outline-level="2"><text:span text:style-name="T1">22</text:span>. <text:span text:style-name="T1">Лучший</text:span> Гранд Галопин<text:span text:style-name="T1">г</text:span> Гала <text:span text:style-name="T1">в истории</text:span></text:h>
      <text:p text:style-name="P8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8">…</text:p>
      <text:p text:style-name="P38"/>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2">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3">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3"><text:soft-page-break/>–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39">***</text:p>
      <text:p text:style-name="P38"/>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text:soft-page-break/>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1"/>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8"/>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text:soft-page-break/>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6"/>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text:soft-page-break/>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text:soft-page-break/>–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3"/>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text:soft-page-break/>–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text:soft-page-break/>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5">26.07.2143 А.С.</text:p>
      <text:p text:style-name="P53"/>
      <text:h text:style-name="Heading_20_2" text:outline-level="2">24. Навсегда. И всегда.</text:h>
      <text:p text:style-name="P129"/>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9">***</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text:soft-page-break/>–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9">***</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text:soft-page-break/>–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7">И прежде чем я успел что-либо осмыслить, из дальнего закутка моей души вырвался ответ.</text:p>
      <text:p text:style-name="P93"/>
      <text:p text:style-name="P59"><text:soft-page-break/>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text:soft-page-break/>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2">Манипула <text:span text:style-name="T49">–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39">~~~~~</text:p>
      <text:p text:style-name="P39"/>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39">~~~~~</text:p>
      <text:p text:style-name="P39"/>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59">А ч</text:span>то случилось с кракеном?</text:p>
      <text:p text:style-name="P53">–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7"/>
      <text:h text:style-name="Heading_20_2" text:outline-level="2">2<text:span text:style-name="T1">6</text:span>. <text:span text:style-name="T1">Терра</text:span></text:h>
      <text:h text:style-name="P149"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9">***</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9"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1">– Ты его слишком… эмм, упрощаешь. – продолжала Флаттершай. – Вот, взгляни сюда.</text:p>
      <text:p text:style-name="P101">Флаттершай повернула ко мне экран. Мультяшный Дискорд с полными слёз глазами стоял на ледовом катке перед брошенными коньками.</text:p>
      <text:p text:style-name="P101"><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6"><text:soft-page-break/>Я с удивлением повернулся к притихшей Флаттершай.</text:p>
      <text:p text:style-name="P106">– А как?</text:p>
      <text:p text:style-name="P106">Девушка обхватила себя руками, как будто от холода. Я еле различал её полушёпот.</text:p>
      <text:p text:style-name="P10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1">–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1"><text:span text:style-name="T11">–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101">Девушка слабо улыбнулась.</text:p>
      <text:p text:style-name="P111">– Я не сержусь… На Дискорда трудно не злиться… Он так себя ведёт, потому что его это… эмм… <text:s/>забавляет.</text:p>
      <text:p text:style-name="P3"/>
      <text:p text:style-name="P130">***</text:p>
      <text:p text:style-name="P128"/>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6">– Што ты решил, Анон?</text:p>
      <text:p text:style-name="P96">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soft-page-break/>…</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6">***</text:p>
      <text:p text:style-name="P65"/>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text:soft-page-break/>Nash AI <text:span text:style-name="T11">module </text:span>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1">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6"/>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2"><text:span text:style-name="T11">– Анон…</text:span><text:span text:style-name="T1"> Тут окно разбито… И верёвка висит. – пискнула Флаттершай из кухни.</text:span></text:p>
      <text:p text:style-name="P100"><text:span text:style-name="T11">– </text:span><text:span text:style-name="T1">Оставь, Флатти, не сейчас! – отмахнулся я.</text:span></text:p>
      <text:p text:style-name="P101">Эпплджек стояла посреди комнаты и оглядывалась.</text:p>
      <text:p text:style-name="P111"><text:soft-page-break/>– Не нравится мне тут. Чуйка нехорошая…</text:p>
      <text:p text:style-name="P10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0"><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5">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101"><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1"><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1"/>
      <text:h text:style-name="P155" text:outline-level="2">2<text:span text:style-name="T1">9</text:span>. Отбытие</text:h>
      <text:p text:style-name="P114"/>
      <text:p text:style-name="P101"><text:span text:style-name="T11">– </text:span>Оп-па! – пробормотала Эпплджек. – Нежданчик!</text:p>
      <text:p text:style-name="P101">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101"><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101">Дискорд обернулся на голос и в этот момент я швырнул в него кружкой и бросился к нему через комнату с занесенным над головой стулом.</text:p>
      <text:p text:style-name="P101">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soft-page-break/>…</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1"/>
      <text:p text:style-name="P101">Я раздражённо повернулся к фермерше.</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руке, привязанной к подлокотнику, и покрутил пальцем у виска.</text:p>
      <text:p text:style-name="P101">– Потому што ты напал на него. – пожала плечами Эпплджек. – Я и подумала — тебе виднее. И подсобила маленько.</text:p>
      <text:p text:style-name="P101"/>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1"><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text:soft-page-break/>Я повернулся к выходу. Флаттершай проскочила у меня под локтём и кинулась к драконикусу.</text:p>
      <text:p text:style-name="P121"/>
      <text:p text:style-name="P121"><text:span text:style-name="T11">– Нет! Дискорд </text:span>— не убийца!!!</text:p>
      <text:p text:style-name="P121">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6"/>
      <text:p text:style-name="P121">Или драконикус — гениальный актёр, или… ?</text:p>
      <text:p text:style-name="P121"/>
      <text:p text:style-name="P121">Я вернулся к драконикусу и уселся на стул напротив него.</text:p>
      <text:p text:style-name="P121"><text:span text:style-name="T11">– Р</text:span>ассказывай.</text:p>
      <text:p text:style-name="P121">Дискорд немного успокоился.</text:p>
      <text:p text:style-name="P121"><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1">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
      <text:p text:style-name="P121">Я задумался. Драконикус, похоже, говорил искренне. Но кто тогда всё это время играл с нами, <text:span text:style-name="T26">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4">– ОТКРОЙТЕ, ПОЛИЦИЯ! Вам даётся полминуты, чтобы открыть дверь! Через тридцать секунд дверь будет выбита!</text:p>
      <text:p text:style-name="P124"/>
      <text:p text:style-name="P124">Эпплджек ошалело выскочила из прихожей. Несколько мгновений я молча смотрел на неё. В голове свистел ветер и играла дудочка.</text:p>
      <text:p text:style-name="P124">– На крышу, живо!!! Через окно на кухне! – зашипел Дискорд.</text:p>
      <text:p text:style-name="P124">– Что? – ступил я.</text:p>
      <text:p text:style-name="P121"><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4"/>
      <text:p text:style-name="P124">Эпплджек, с ноутбуком в одной руке и Флаттершай — во второй, кинулась на кухню.</text:p>
      <text:p text:style-name="P121"><text:soft-page-break/>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
      <text:p text:style-name="P121">Блё-о-о!</text:p>
      <text:p text:style-name="P121"/>
      <text:p text:style-name="P121">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1">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1"/>
      <text:p text:style-name="P121">Я задрал голову.</text:p>
      <text:p text:style-name="P121">О! Так уже легче! Надо мной всего лишь два этажа. Десять метров верёвки. Если не смотреть вниз, то…</text:p>
      <text:p text:style-name="P121"/>
      <text:p text:style-name="P123">«…<text:span text:style-name="T26">Будь храбр. Будь стоек. Будь силён. Что бы ни случилось, помни: Эквестрия с тобой. Эквестрия в тебе. Навсегда. И всегда…»</text:span></text:p>
      <text:p text:style-name="P125"/>
      <text:p text:style-name="P121">Я вытер ладони о штаны, ухватил канат и сделал шаг вперёд…</text:p>
      <text:p text:style-name="P121"/>
      <text:p text:style-name="P121">…</text:p>
      <text:p text:style-name="P121"/>
      <text:p text:style-name="P121">Святые яйца, Анон, ты действительно сделал ЭТО!</text:p>
      <text:p text:style-name="P121"/>
      <text:p text:style-name="P121">…</text:p>
      <text:p text:style-name="P121"/>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1">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1">К счастью, фермерша не разжала ног.</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
      <text:p text:style-name="P121">Бляблябляблябля!!! ДА НУ ЕГО НАХУЙ — ТАКОЙ АЛЬПИНИЗ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text:soft-page-break/>–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text:p>
      <text:p text:style-name="P121"/>
      <text:p text:style-name="P121">На длинной шее драконикуса разместились Эпплджек и Флаттершай. Я, для сохранения баланса, разместился ближе к хвосту.</text:p>
      <text:p text:style-name="P121">Дискорд расправил крылья и начал короткую пробежку к краю.</text:p>
      <text:p text:style-name="P121"><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1"/>
      <text:p text:style-name="P121">…ограда края крыши промелькнула под нами…</text:p>
      <text:p text:style-name="P126"/>
      <text:p text:style-name="P121"><text:span text:style-name="T11">– …</text:span>собственно, держаться в воздухе дольше у меня не хватит магии.</text:p>
      <text:p text:style-name="P121"/>
      <text:p text:style-name="P121">Мы летели навстречу закату.</text:p>
      <text:p text:style-name="P121"/>
      <text:p text:style-name="P121">…</text:p>
      <text:p text:style-name="P121"/>
      <text:p text:style-name="P121">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1"><text:span text:style-name="T11">– </text:span>Ю-ху-у-у!!!</text:p>
      <text:p text:style-name="P121"><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прижалась к шее Дискорда, отвернулась и закрыла глаза.</text:p>
      <text:p text:style-name="P121">– ВНИМАНИЕ!!! – заорал Дискорд, сложил крылья и влетел в коридор.</text:p>
      <text:p text:style-name="P121"/>
      <text:p text:style-name="P122">***</text:p>
      <text:p text:style-name="P121"/>
      <text:p text:style-name="P121">Бля!!!</text:p>
      <text:h text:style-name="Heading_20_2" text:outline-level="2"/>
      <text:h text:style-name="Heading_20_2" text:outline-level="2"><text:span text:style-name="T1">30</text:span>. Разговор за столиком в <text:span text:style-name="T1">ночи</text:span></text:h>
      <text:p text:style-name="P135"/>
      <text:p text:style-name="P137">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
      <text:p text:style-name="P132">ХА-ХА-ХА!</text:p>
      <text:p text:style-name="P132"><text:soft-page-break/></text:p>
      <text:p text:style-name="P132">Прямо как сейчас. Как говорится, найди десять отличий.</text:p>
      <text:p text:style-name="P132">Вот только… Только Дэш была бы жива…</text:p>
      <text:p text:style-name="P136">Я тяжело вздохнул.</text:p>
      <text:p text:style-name="P136"/>
      <text:p text:style-name="P136">…</text:p>
      <text:p text:style-name="P136"/>
      <text:p text:style-name="P136"><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1"><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1"><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1"><text:soft-page-break/>Я запротестовал.</text:p>
      <text:p text:style-name="P103">– В Эквестрии не двигают солнце! Аликорны лишь корректируют орбиту Эквуса и луны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1">Демиург снова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3">Анакорн только развёл копытами.</text:p>
      <text:p text:style-name="P103">– Не знаю. Может, ему фунты и ярды больше нравятся.</text:p>
      <text:p text:style-name="P103">– Ты так говоришь, будто у Эквуса есть свой собственный разум. – заметил я.</text:p>
      <text:p text:style-name="P103">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101">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3"/>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26">. Ко мне наконец-то пришло понимание ситуации.</text:span></text:p>
      <text:p text:style-name="P106"><text:soft-page-break/>–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
      <text:p text:style-name="P101">Анакорн прижал одним копытом центр карандаша к столу и ударил по его кончику другим. Карандаш стал вертеться своеобразной юлой.</text:p>
      <text:p text:style-name="P101"/>
      <text:p text:style-name="P101">–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3"/>
      <text:p text:style-name="P101">Я вспомнил события последнего времени моей родины<text:span text:style-name="T11">.</text:span></text:p>
      <text:p text:style-name="P10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1">Анакорн с такой силой надавил копытом на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1"><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6"/>
      <text:p text:style-name="P106">Я скептически хмыкнул.</text:p>
      <text:p text:style-name="P10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101"><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6">– Почему бы не сделать главной каноническую Эквестрию? Ту, что описана в мультике?</text:p>
      <text:p text:style-name="P106">–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7"/>
      <text:p text:style-name="P106">Анакорн аж подпрыгнул на месте от восторга и стал мне аплодировать.</text:p>
      <text:p text:style-name="P107"/>
      <text:p text:style-name="P106"><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7"/>
      <text:p text:style-name="P107">Я подозрительно посмотрел на Анакорна.</text:p>
      <text:p text:style-name="P107"/>
      <text:p text:style-name="P106"><text:span text:style-name="T18">– </text:span><text:span text:style-name="T49">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7"><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6">…</text:p>
      <text:p text:style-name="P106">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т тебе и помахала Эквестрия ручкой, Анон!</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text:soft-page-break/>–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Глаза демиурга бегали, как у застуканного в трамвае безбилетника.</text:p>
      <text:p text:style-name="P106"><text:soft-page-break/>–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в качестве решения,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12">~~~</text:p>
      <text:p text:style-name="P107"/>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стояла передо мной в сияющем ореоле гривы. Потом она нерешительно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text:soft-page-break/>– Сел, я завязал с конеёбством. Извини.</text:p>
      <text:p text:style-name="P107">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7">– В другое время, в другом месте, Анон! В другое время, в другом месте!</text:p>
      <text:p text:style-name="P107"/>
      <text:p text:style-name="P110">~~~</text:p>
      <text:p text:style-name="P110"/>
      <text:p text:style-name="P37"><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4">Тёмная аликорница тяжело вздохнула.</text:p>
      <text:p text:style-name="P10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4">– Я был бы рад. Мне жаль, что из-за меня погиб твой особенный пони.</text:p>
      <text:p text:style-name="P104">Луна горько вздохнула.</text:p>
      <text:p text:style-name="P104">–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4">Аликорница подняла копыто и прижала его к моей груди.</text:p>
      <text:p text:style-name="P10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1"/>
      <text:p text:style-name="P110">~~~</text:p>
      <text:p text:style-name="P111"/>
      <text:p text:style-name="P104">– Думал от меня в другой реальности спрятаться, Проводничёк?!</text:p>
      <text:p text:style-name="P104">Передо мной возникла хмурая морда Дискорда.</text:p>
      <text:p text:style-name="P10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Так что, Проводничёк, мы ещё встретимся! В другое время и в другом месте! Жди! В другое время, в другом месте!!!</text:p>
      <text:p text:style-name="P108"/>
      <text:p text:style-name="P109">~~~</text:p>
      <text:p text:style-name="P101"/>
      <text:p text:style-name="P104">– Анон?</text:p>
      <text:p text:style-name="P104">– Дэш?!!</text:p>
      <text:p text:style-name="P104"><text:soft-page-break/>– Эмм… Ты мне снишься?</text:p>
      <text:p text:style-name="P104">– Нет, Дэш, это ты мне снишься.</text:p>
      <text:p text:style-name="P10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Что-то я такого не помню совсем. А ты как?</text:p>
      <text:p text:style-name="P100"><text:span text:style-name="T30">– Я в порядке. Вот, возвращаюсь </text:span>в свой мир. Ну, не совсем <text:span text:style-name="T1">в свой</text:span>. Почти.</text:p>
      <text:p text:style-name="P100"><text:span text:style-name="T1">–</text:span> Навсегда? <text:span text:style-name="T1">Ты не вернёшься?</text:span></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1">В голосе пегаски слышались слёзы.</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0"><text:span text:style-name="T1">–</text:span> И тебя, и Твайлайт, и <text:span text:style-name="T1">Пинки</text:span>, и <text:span text:style-name="T1">Эпплджек</text:span>, и всех-всех-всех… Таковы правила.</text:p>
      <text:p text:style-name="P100"><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0">Я опустил руку на шею <text:span text:style-name="T1">пегаски</text:span> и ощутил теплоту и лёгкое покалывание в пустоте.</text:p>
      <text:p text:style-name="P100"><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0"><text:span text:style-name="T1">–</text:span> И лучше рано, чем поздно! Я не люблю <text:span text:style-name="T1">долго </text:span>ждать!</text:p>
      <text:p text:style-name="P100"><text:span text:style-name="T1">–</text:span> Да, Дэш. <text:span text:style-name="T1">–</text:span> её образ начал таять. <text:span text:style-name="T1">–</text:span> Да, я помню.</text:p>
      <text:p text:style-name="P100"/>
      <text:p text:style-name="P100">Я всё ещё помню…</text:p>
      <text:p text:style-name="P53"/>
      <text:h text:style-name="Heading_20_2" text:outline-level="2">Эпилог. Земля</text:h>
      <text:p text:style-name="P113"/>
      <text:p text:style-name="P119">Звон будильника чуть не проломил башку. Я открыл глаза. </text:p>
      <text:p text:style-name="P119"><text:soft-page-break/></text:p>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
      <text:p text:style-name="P119"><text:span text:style-name="T1">Я нашарил ногами тапки и пошёл в ванную. Проходя мимо стола, зацепился взглядом за</text:span> эскиз <text:span text:style-name="T1">рисунка</text:span>.</text:p>
      <text:p text:style-name="P119"/>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
      <text:p text:style-name="P115">Для того, чтобы выдавить остатки пасты на щётку, пришлось затратить серьёзные усилия.</text:p>
      <text:p text:style-name="P115"/>
      <text:p text:style-name="P116">Ага, и купить туалетной бумаги. Иначе уже вечером придётся использовать рекламки, что кидают в почтовый ящик. А они, блин, глянцевые!</text:p>
      <text:p text:style-name="P116"/>
      <text:p text:style-name="P118">Мысли вернулись к фантазии.</text:p>
      <text:p text:style-name="P118"/>
      <text:p text:style-name="P116">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6"/>
      <text:p text:style-name="P115">Попытка притронуться щёткой к зубу вызвала ноющую боль. </text:p>
      <text:p text:style-name="P115"/>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7"/>
      <text:p text:style-name="P115">Доставая из стола ключи от машины, опять наткнулся взглядом на эскиз.</text:p>
      <text:p text:style-name="P115"/>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7">А вот, кстати… А почему бы и нет? Хорошее ведь название? И интригующее — сразу сесть за клавиатуру захотелось.</text:p>
      <text:p text:style-name="P117"/>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03T19:33:26.308138641</dc:date>
    <meta:editing-duration>P147DT13H51M54S</meta:editing-duration>
    <meta:editing-cycles>9358</meta:editing-cycles>
    <meta:generator>LibreOffice/5.1.6.2$Linux_X86_64 LibreOffice_project/10m0$Build-2</meta:generator>
    <meta:printed-by>макс </meta:printed-by>
    <meta:print-date>2017-08-23T21:51:29.95</meta:print-date>
    <meta:document-statistic meta:table-count="0" meta:image-count="0" meta:object-count="0" meta:page-count="236" meta:paragraph-count="4741" meta:word-count="101225" meta:character-count="670677" meta:non-whitespace-character-count="569712"/>
  </office:meta>
</office:document-meta>
</file>